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OpenSymbol" svg:font-family="Open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fo:language="ru" fo:country="RU"/>
    </style:style>
    <style:style style:name="P3" style:family="paragraph" style:parent-style-name="Text_20_body">
      <style:text-properties fo:language="ru" fo:country="RU" fo:background-color="#ffffff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background-color="#ffffff">
        <style:tab-stops>
          <style:tab-stop style:position="12.277cm"/>
          <style:tab-stop style:position="13.388cm"/>
        </style:tab-stops>
        <style:background-image/>
      </style:paragraph-properties>
      <style:text-properties fo:background-color="transparent"/>
    </style:style>
    <style:style style:name="P6" style:family="paragraph" style:parent-style-name="Text_20_body" style:list-style-name="L1">
      <style:text-properties fo:background-color="#99ff66"/>
    </style:style>
    <style:style style:name="P7" style:family="paragraph" style:parent-style-name="Text_20_body" style:list-style-name="L1">
      <style:text-properties fo:background-color="#81d41a"/>
    </style:style>
    <style:style style:name="P8" style:family="paragraph" style:parent-style-name="Text_20_body" style:list-style-name="L2">
      <style:text-properties fo:background-color="#81d41a"/>
    </style:style>
    <style:style style:name="P9" style:family="paragraph" style:parent-style-name="Text_20_body" style:list-style-name="L3">
      <style:text-properties fo:background-color="#81d41a"/>
    </style:style>
    <style:style style:name="P10" style:family="paragraph" style:parent-style-name="Text_20_body" style:list-style-name="L4">
      <style:text-properties fo:background-color="#81d41a"/>
    </style:style>
    <style:style style:name="P11" style:family="paragraph" style:parent-style-name="Text_20_body" style:list-style-name="L5">
      <style:text-properties fo:background-color="#81d41a"/>
    </style:style>
    <style:style style:name="P12" style:family="paragraph" style:parent-style-name="Text_20_body" style:list-style-name="L7">
      <style:text-properties fo:background-color="#81d41a"/>
    </style:style>
    <style:style style:name="P13" style:family="paragraph" style:parent-style-name="Text_20_body" style:list-style-name="L8">
      <style:text-properties fo:background-color="#81d41a"/>
    </style:style>
    <style:style style:name="P14" style:family="paragraph" style:parent-style-name="Text_20_body" style:list-style-name="L12">
      <style:text-properties fo:background-color="#81d41a"/>
    </style:style>
    <style:style style:name="P15" style:family="paragraph" style:parent-style-name="Text_20_body" style:list-style-name="L29">
      <style:text-properties fo:background-color="#81d41a"/>
    </style:style>
    <style:style style:name="P16" style:family="paragraph" style:parent-style-name="Text_20_body" style:list-style-name="L1">
      <style:text-properties fo:language="ru" fo:country="RU" fo:background-color="transparent"/>
    </style:style>
    <style:style style:name="P17" style:family="paragraph" style:parent-style-name="Text_20_body" style:list-style-name="L6">
      <style:text-properties fo:language="ru" fo:country="RU" fo:background-color="#81d41a"/>
    </style:style>
    <style:style style:name="P18" style:family="paragraph" style:parent-style-name="Text_20_body" style:list-style-name="L24">
      <style:text-properties fo:language="ru" fo:country="RU" fo:background-color="#00a933"/>
    </style:style>
    <style:style style:name="P19" style:family="paragraph" style:parent-style-name="Text_20_body" style:list-style-name="L25">
      <style:text-properties fo:language="ru" fo:country="RU"/>
    </style:style>
    <style:style style:name="P20" style:family="paragraph" style:parent-style-name="Text_20_body" style:list-style-name="L26">
      <style:text-properties fo:language="ru" fo:country="RU"/>
    </style:style>
    <style:style style:name="P21" style:family="paragraph" style:parent-style-name="Text_20_body" style:list-style-name="L27">
      <style:text-properties fo:language="ru" fo:country="RU"/>
    </style:style>
    <style:style style:name="P22" style:family="paragraph" style:parent-style-name="Text_20_body" style:list-style-name="L28">
      <style:text-properties fo:language="ru" fo:country="RU"/>
    </style:style>
    <style:style style:name="P23" style:family="paragraph" style:parent-style-name="Text_20_body" style:list-style-name="L2">
      <style:text-properties fo:background-color="#00cc33"/>
    </style:style>
    <style:style style:name="P24" style:family="paragraph" style:parent-style-name="Text_20_body" style:list-style-name="L3">
      <style:text-properties fo:background-color="#00cc33"/>
    </style:style>
    <style:style style:name="P25" style:family="paragraph" style:parent-style-name="Text_20_body" style:list-style-name="L7">
      <style:text-properties fo:background-color="#00cc33"/>
    </style:style>
    <style:style style:name="P26" style:family="paragraph" style:parent-style-name="Text_20_body" style:list-style-name="L8">
      <style:text-properties fo:background-color="#00cc33"/>
    </style:style>
    <style:style style:name="P27" style:family="paragraph" style:parent-style-name="Text_20_body" style:list-style-name="L9">
      <style:text-properties fo:background-color="#00cc33"/>
    </style:style>
    <style:style style:name="P28" style:family="paragraph" style:parent-style-name="Text_20_body" style:list-style-name="L11">
      <style:text-properties fo:background-color="#00cc33"/>
    </style:style>
    <style:style style:name="P29" style:family="paragraph" style:parent-style-name="Text_20_body" style:list-style-name="L7">
      <style:text-properties fo:background-color="#00a933"/>
    </style:style>
    <style:style style:name="P30" style:family="paragraph" style:parent-style-name="Text_20_body" style:list-style-name="L10">
      <style:text-properties fo:background-color="#00a933"/>
    </style:style>
    <style:style style:name="P31" style:family="paragraph" style:parent-style-name="Text_20_body" style:list-style-name="L13">
      <style:text-properties fo:background-color="#00a933"/>
    </style:style>
    <style:style style:name="P32" style:family="paragraph" style:parent-style-name="Text_20_body" style:list-style-name="L14">
      <style:text-properties fo:background-color="#00a933"/>
    </style:style>
    <style:style style:name="P33" style:family="paragraph" style:parent-style-name="Text_20_body" style:list-style-name="L10"/>
    <style:style style:name="P34" style:family="paragraph" style:parent-style-name="Text_20_body" style:list-style-name="L16"/>
    <style:style style:name="P35" style:family="paragraph" style:parent-style-name="Text_20_body" style:list-style-name="L17"/>
    <style:style style:name="P36" style:family="paragraph" style:parent-style-name="Text_20_body" style:list-style-name="L18"/>
    <style:style style:name="P37" style:family="paragraph" style:parent-style-name="Text_20_body" style:list-style-name="L19"/>
    <style:style style:name="P38" style:family="paragraph" style:parent-style-name="Text_20_body" style:list-style-name="L20"/>
    <style:style style:name="P39" style:family="paragraph" style:parent-style-name="Text_20_body" style:list-style-name="L21"/>
    <style:style style:name="P40" style:family="paragraph" style:parent-style-name="Text_20_body" style:list-style-name="L22"/>
    <style:style style:name="P41" style:family="paragraph" style:parent-style-name="Text_20_body" style:list-style-name="L23"/>
    <style:style style:name="P42" style:family="paragraph" style:parent-style-name="Text_20_body" style:list-style-name="L27"/>
    <style:style style:name="P43" style:family="paragraph" style:parent-style-name="Text_20_body" style:list-style-name="L28"/>
    <style:style style:name="P44" style:family="paragraph" style:parent-style-name="Text_20_body" style:list-style-name="L10">
      <style:text-properties fo:background-color="#99ff99"/>
    </style:style>
    <style:style style:name="P45" style:family="paragraph" style:parent-style-name="Text_20_body" style:list-style-name="L15">
      <style:paragraph-properties fo:background-color="#ffffff">
        <style:tab-stops>
          <style:tab-stop style:position="12.277cm"/>
          <style:tab-stop style:position="13.388cm"/>
        </style:tab-stops>
        <style:background-image/>
      </style:paragraph-properties>
      <style:text-properties fo:background-color="transparen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background-color="#009933" loext:char-shading-value="0"/>
    </style:style>
    <style:style style:name="T4" style:family="text">
      <style:text-properties fo:background-color="#009933"/>
    </style:style>
    <style:style style:name="T5" style:family="text">
      <style:text-properties fo:background-color="#00cc00"/>
    </style:style>
    <style:style style:name="T6" style:family="text">
      <style:text-properties fo:background-color="#99ff9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rcatech</text:p>
      <text:p text:style-name="Subtitle">Сводка механик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"><text:a xlink:type="simple" xlink:href="#__RefHeading___Toc97_2205597813" text:style-name="Index_20_Link" text:visited-style-name="Index_20_Link">Статы<text:tab/>1</text:a></text:p>
          <text:p text:style-name="P1"><text:a xlink:type="simple" xlink:href="#__RefHeading___Toc99_2205597813" text:style-name="Index_20_Link" text:visited-style-name="Index_20_Link">Передвижение<text:tab/>2</text:a></text:p>
          <text:p text:style-name="P1"><text:a xlink:type="simple" xlink:href="#__RefHeading___Toc101_2205597813" text:style-name="Index_20_Link" text:visited-style-name="Index_20_Link">Оружия<text:tab/>2</text:a></text:p>
          <text:p text:style-name="P1"><text:a xlink:type="simple" xlink:href="#__RefHeading___Toc103_2205597813" text:style-name="Index_20_Link" text:visited-style-name="Index_20_Link">Предметы<text:tab/>2</text:a></text:p>
          <text:p text:style-name="P1"><text:a xlink:type="simple" xlink:href="#__RefHeading___Toc105_2205597813" text:style-name="Index_20_Link" text:visited-style-name="Index_20_Link">Механики на уровнях<text:tab/>3</text:a></text:p>
          <text:p text:style-name="P1"><text:a xlink:type="simple" xlink:href="#__RefHeading___Toc107_2205597813" text:style-name="Index_20_Link" text:visited-style-name="Index_20_Link">Юниты-враги<text:tab/>4</text:a></text:p>
        </text:index-body>
      </text:table-of-content>
      <text:h text:style-name="Heading_20_1" text:outline-level="1"><text:bookmark-start text:name="__RefHeading___Toc97_2205597813"/>Статы<text:bookmark-end text:name="__RefHeading___Toc97_2205597813"/></text:h>
      <text:p text:style-name="Text_20_body">1. Здоровье</text:p>
      <text:list xml:id="list3384866169962059118" text:style-name="L1">
        <text:list-item>
          <text:p text:style-name="P6">Есть у юнитов и уничтожаемых препятствий</text:p>
        </text:list-item>
        <text:list-item>
          <text:p text:style-name="P6">Если запас здоровья — 0, юнит считается погибшим</text:p>
        </text:list-item>
        <text:list-item>
          <text:p text:style-name="P6">пассивная регенерация не предусмотрена</text:p>
        </text:list-item>
        <text:list-item>
          <text:p text:style-name="P7">восстановление с помощью предметов и способностей</text:p>
        </text:list-item>
        <text:list-item>
          <text:p text:style-name="P16">погибший юнит не может выполнять никакие действия</text:p>
        </text:list-item>
      </text:list>
      <text:p text:style-name="Text_20_body">2. Выносливость</text:p>
      <text:list xml:id="list4351666085481961142" text:style-name="L2">
        <text:list-item>
          <text:p text:style-name="P8">есть у юнитов</text:p>
        </text:list-item>
        <text:list-item>
          <text:p text:style-name="P8">расходуется при использовании атак ближнего боя</text:p>
        </text:list-item>
        <text:list-item>
          <text:p text:style-name="P23">отнимается при получении некоторых видов а<text:span text:style-name="T4">так </text:span><text:span text:style-name="T3">и ловушек</text:span></text:p>
        </text:list-item>
        <text:list-item>
          <text:p text:style-name="P8">если выносливость — 0, юнит оглушается</text:p>
        </text:list-item>
      </text:list>
      <text:p text:style-name="P3"/>
      <text:p text:style-name="Text_20_body">3. Энергия</text:p>
      <text:list xml:id="list4791594194633978843" text:style-name="L3">
        <text:list-item>
          <text:p text:style-name="P9">есть у игрока и некоторых юнитов</text:p>
        </text:list-item>
        <text:list-item>
          <text:p text:style-name="P24">набирается при нанесении урона атаками ближнего боя</text:p>
        </text:list-item>
        <text:list-item>
          <text:p text:style-name="P24">используется для применения способностей</text:p>
        </text:list-item>
        <text:list-item>
          <text:p text:style-name="P24">также расходуется при получении урона, если у юнита экипирован «щит».</text:p>
        </text:list-item>
        <text:list-item>
          <text:p text:style-name="P24">Если игрок оглушается с <text:span text:style-name="T1">x</text:span> энергии, часть брони исчезает (визуальный эффект)</text:p>
        </text:list-item>
      </text:list>
      <text:h text:style-name="Heading_20_1" text:outline-level="1"><text:bookmark-start text:name="__RefHeading___Toc99_2205597813"/>Передвижение<text:bookmark-end text:name="__RefHeading___Toc99_2205597813"/></text:h>
      <text:p text:style-name="Text_20_body">1. Бег</text:p>
      <text:list xml:id="list9053405539144739642" text:style-name="L4">
        <text:list-item>
          <text:p text:style-name="P10"><text:soft-page-break/>Персонаж передвигается в горизонтальной плоскости</text:p>
        </text:list-item>
      </text:list>
      <text:p text:style-name="Text_20_body">2. Прыжки</text:p>
      <text:list xml:id="list8171542812324192919" text:style-name="L5">
        <text:list-item>
          <text:p text:style-name="P11">Персонаж может прыгать, чтобы преодолевать препятствия</text:p>
        </text:list-item>
      </text:list>
      <text:p text:style-name="Text_20_body">3. Уклонение</text:p>
      <text:list xml:id="list1160232117242333046" text:style-name="L6">
        <text:list-item>
          <text:p text:style-name="P17">Если экипирован «бустер», персонаж может совершать рывки, чтобы уклоняться от атак</text:p>
        </text:list-item>
      </text:list>
      <text:h text:style-name="Heading_20_1" text:outline-level="1"><text:bookmark-start text:name="__RefHeading___Toc101_2205597813"/>Оружия<text:bookmark-end text:name="__RefHeading___Toc101_2205597813"/></text:h>
      <text:p text:style-name="Text_20_body">1. Газовый ключ</text:p>
      <text:list xml:id="list3968199437063034895" text:style-name="L7">
        <text:list-item>
          <text:p text:style-name="P12">две быстрых атаки</text:p>
        </text:list-item>
        <text:list-item>
          <text:p text:style-name="P29">способность — метнуть молнию</text:p>
        </text:list-item>
        <text:list-item>
          <text:p text:style-name="P25">молния отскакивает между<text:span text:style-name="T1"> 3 </text:span>целей, наносит урон и снижает выносливость</text:p>
        </text:list-item>
      </text:list>
      <text:p text:style-name="Text_20_body">2. Арбалет</text:p>
      <text:list xml:id="list8430189139887270977" text:style-name="L8">
        <text:list-item>
          <text:p text:style-name="P13">стреляет очередями по 3 стрелы, всего 9 зарядов. </text:p>
        </text:list-item>
        <text:list-item>
          <text:p text:style-name="P26">Способность — взрывная стрела</text:p>
        </text:list-item>
        <text:list-item>
          <text:p text:style-name="P26">стрела летит и взрывается, нанося урон по радиусу</text:p>
        </text:list-item>
      </text:list>
      <text:p text:style-name="Text_20_body">3. Большой ключ</text:p>
      <text:list xml:id="list2597935218486498433" text:style-name="L9">
        <text:list-item>
          <text:p text:style-name="P27">4 медленных атаки</text:p>
        </text:list-item>
        <text:list-item>
          <text:p text:style-name="P27">способность — вращение</text:p>
        </text:list-item>
        <text:list-item>
          <text:p text:style-name="P27">вращение наносит урон вокруг персонажа</text:p>
        </text:list-item>
      </text:list>
      <text:p text:style-name="Text_20_body">4. Ракетница</text:p>
      <text:list xml:id="list4972963913380174865" text:style-name="L10">
        <text:list-item>
          <text:p text:style-name="P30">стреляет ракетой, которая взрывается и наносит урон по области</text:p>
        </text:list-item>
        <text:list-item>
          <text:p text:style-name="P44">способность — ракетный прыжок</text:p>
        </text:list-item>
        <text:list-item>
          <text:p text:style-name="P33"><text:span text:style-name="T5">прыжок отбрасывает персонажа назад,</text:span><text:span text:style-name="T6"> наносит урон перед ним</text:span> и отбрасывает врагов в области поражения назад</text:p>
        </text:list-item>
      </text:list>
      <text:h text:style-name="Heading_20_1" text:outline-level="1"><text:bookmark-start text:name="__RefHeading___Toc103_2205597813"/>Предметы<text:bookmark-end text:name="__RefHeading___Toc103_2205597813"/></text:h>
      <text:p text:style-name="Text_20_body">1. Щит</text:p>
      <text:list xml:id="list6059992160399930009" text:style-name="L11">
        <text:list-item>
          <text:p text:style-name="P28">поглощает часть урона за счет энергии</text:p>
        </text:list-item>
      </text:list>
      <text:p text:style-name="Text_20_body">2. Бустер</text:p>
      <text:list xml:id="list3200677898389458006" text:style-name="L12">
        <text:list-item>
          <text:p text:style-name="P14">Позволяет применять «уклонение»</text:p>
        </text:list-item>
        <text:list-item>
          <text:p text:style-name="P14">Имеет несколько зарядов, которые восстанавливаются со временем</text:p>
        </text:list-item>
      </text:list>
      <text:h text:style-name="Heading_20_1" text:outline-level="1"><text:soft-page-break/><text:span text:style-name="T2">Механики</text:span> игрока</text:h>
      <text:p text:style-name="Text_20_body">1. Перемещение</text:p>
      <text:p text:style-name="Text_20_body">2. Использование оружий</text:p>
      <text:list xml:id="list4975322093504700569" text:style-name="L13">
        <text:list-item>
          <text:p text:style-name="P31">Оружия имеют заряды, которые восстанавливаются со временем</text:p>
        </text:list-item>
        <text:list-item>
          <text:p text:style-name="P31">Некоторые оружия имеют стоимость применения в статах</text:p>
        </text:list-item>
        <text:list-item>
          <text:p text:style-name="P31">Оружия имеют разные анимации</text:p>
        </text:list-item>
      </text:list>
      <text:p text:style-name="Text_20_body">3. Использование способностей</text:p>
      <text:list xml:id="list6986807511017758398" text:style-name="L14">
        <text:list-item>
          <text:p text:style-name="P32">Способности имеют стоимость в статах</text:p>
        </text:list-item>
        <text:list-item>
          <text:p text:style-name="P32">Способности имеют заряды</text:p>
        </text:list-item>
        <text:list-item>
          <text:p text:style-name="P32">Способности восстанавливаются некоторое время</text:p>
        </text:list-item>
      </text:list>
      <text:p text:style-name="P5">4. Оглушение</text:p>
      <text:list xml:id="list832504347400199852" text:style-name="L15">
        <text:list-item>
          <text:p text:style-name="P45">При оглушении игрок не может двигаться</text:p>
        </text:list-item>
        <text:list-item>
          <text:p text:style-name="P45">Оглушение заканчивается, когда у игрока восстанавливается часть выносливости.</text:p>
        </text:list-item>
      </text:list>
      <text:h text:style-name="Heading_20_1" text:outline-level="1"><text:bookmark-start text:name="__RefHeading___Toc105_2205597813"/>Механики на уровнях<text:bookmark-end text:name="__RefHeading___Toc105_2205597813"/></text:h>
      <text:p text:style-name="Text_20_body">1. Подвижная платформа</text:p>
      <text:list xml:id="list8146109543675222624" text:style-name="L16">
        <text:list-item>
          <text:p text:style-name="P34">платформа движется по определенной траектории</text:p>
        </text:list-item>
        <text:list-item>
          <text:p text:style-name="P34">игрок должен вовремя на нее запрыгнуть, чтобы не упасть и не потерять прогресс</text:p>
        </text:list-item>
      </text:list>
      <text:p text:style-name="Text_20_body">2. Активатор-условие</text:p>
      <text:list xml:id="list6159019593463497585" text:style-name="L17">
        <text:list-item>
          <text:p text:style-name="P35">Игрок должен добраться до активатора, чтобы переключить его и активировать связанный предмет.</text:p>
        </text:list-item>
      </text:list>
      <text:p text:style-name="Text_20_body">3. Загадка-условие</text:p>
      <text:list xml:id="list8299702397767272209" text:style-name="L18">
        <text:list-item>
          <text:p text:style-name="P36">Игрок должен пройти мини-игру, чтобы активировать связанный предмет.</text:p>
        </text:list-item>
      </text:list>
      <text:p text:style-name="Text_20_body">4. Враг-условие</text:p>
      <text:list xml:id="list4770378030776247294" text:style-name="L19">
        <text:list-item>
          <text:p text:style-name="P37">Игрок должен победить определенного врага, чтобы активировать связанный предмет</text:p>
        </text:list-item>
      </text:list>
      <text:p text:style-name="Text_20_body">5. Связанный предмет</text:p>
      <text:list xml:id="list5230789197393024738" text:style-name="L20">
        <text:list-item>
          <text:p text:style-name="P38">При выполнении условия предмет на уровне меняет свое состояние</text:p>
        </text:list-item>
        <text:list-item>
          <text:p text:style-name="P38">Дверь открывается</text:p>
        </text:list-item>
        <text:list-item>
          <text:p text:style-name="P38">Запускаются платформы</text:p>
        </text:list-item>
        <text:list-item>
          <text:p text:style-name="P38">Меняются визуальные эффекты</text:p>
        </text:list-item>
        <text:list-item>
          <text:p text:style-name="P38">Выключаются ловушки</text:p>
        </text:list-item>
        <text:list-item>
          <text:p text:style-name="P38"><text:soft-page-break/>и т. п.</text:p>
        </text:list-item>
      </text:list>
      <text:p text:style-name="Text_20_body">6. Дверь с проверкой предмета</text:p>
      <text:list xml:id="list4509296355957330070" text:style-name="L21">
        <text:list-item>
          <text:p text:style-name="P39">Дверь можно открыть только при условии наличия в инвентаре игрока определенного предмета</text:p>
        </text:list-item>
      </text:list>
      <text:p text:style-name="Text_20_body">7. Ловушка</text:p>
      <text:list xml:id="list4162807336784844459" text:style-name="L22">
        <text:list-item>
          <text:p text:style-name="P40">Ловушки наносят урон игроку</text:p>
        </text:list-item>
        <text:list-item>
          <text:p text:style-name="P40">Ловушки могут быть статичными (например, шипы), переключаемыми (выключаются или включаются при выполнении условия на уровне), уничтожаемыми (срабатывают один раз) или с таймером (выключаются и включаются с интервал<text:span text:style-name="T2">ом)</text:span></text:p>
        </text:list-item>
      </text:list>
      <text:p text:style-name="P2">8. Собираемые предметы</text:p>
      <text:list xml:id="list6603029542859540415" text:style-name="L23">
        <text:list-item>
          <text:p text:style-name="P41">На уровнях есть различные собираемые предметы:</text:p>
          <text:p text:style-name="P41">а) Предметы инвентаря (оружия, снаряжение). Предметы можно экипировать сразу или </text:p>
          <text:p text:style-name="P41">б) Пинапы (позы для просмотра в галерее)</text:p>
        </text:list-item>
      </text:list>
      <text:h text:style-name="Heading_20_1" text:outline-level="1"><text:bookmark-start text:name="__RefHeading___Toc107_2205597813"/>Юниты-враги<text:bookmark-end text:name="__RefHeading___Toc107_2205597813"/></text:h>
      <text:p text:style-name="P4">1. <text:span text:style-name="T2">Мини-бот</text:span></text:p>
      <text:list xml:id="list2257340629229634414" text:style-name="L24">
        <text:list-item>
          <text:p text:style-name="P18">Атакует в ближнем бою</text:p>
        </text:list-item>
        <text:list-item>
          <text:p text:style-name="P18">Патрулирует точки</text:p>
        </text:list-item>
        <text:list-item>
          <text:p text:style-name="P18">Способность — самоуничтожение. Взрывается на низком запасе здоровья, если его не добить</text:p>
        </text:list-item>
        <text:list-item>
          <text:p text:style-name="P18">Мелкий, берет количеством</text:p>
        </text:list-item>
      </text:list>
      <text:p text:style-name="P2">2. Бот</text:p>
      <text:list xml:id="list7256663787676061221" text:style-name="L25">
        <text:list-item>
          <text:p text:style-name="P19">Атакует в ближнем бою</text:p>
        </text:list-item>
        <text:list-item>
          <text:p text:style-name="P19">Способность — рывок. Прыгает к игроку, оглушает при попадании</text:p>
        </text:list-item>
        <text:list-item>
          <text:p text:style-name="P19">Медленные, сильные атаки. Медленно поворачивается</text:p>
        </text:list-item>
      </text:list>
      <text:p text:style-name="P2">3. Дрон-ассистент</text:p>
      <text:list xml:id="list7911901729003792180" text:style-name="L26">
        <text:list-item>
          <text:p text:style-name="P20">Атакует в дальнем бою</text:p>
        </text:list-item>
        <text:list-item>
          <text:p text:style-name="P20">Способность — ремонт. Восстанавливает здоровье юнитов поблизости</text:p>
        </text:list-item>
        <text:list-item>
          <text:p text:style-name="P20">Атаки отнимают выносливость и энергию, наносят минимальный урон</text:p>
        </text:list-item>
      </text:list>
      <text:p text:style-name="P2">4. Турель</text:p>
      <text:list xml:id="list1084918388910225602" text:style-name="L27">
        <text:list-item>
          <text:p text:style-name="P21">Атакует в дальнем бою</text:p>
        </text:list-item>
        <text:list-item>
          <text:p text:style-name="P21">Попадания отталкивают игрока</text:p>
        </text:list-item>
        <text:list-item>
          <text:p text:style-name="P42"><text:soft-page-break/>Медленно поворачивается</text:p>
        </text:list-item>
      </text:list>
      <text:p text:style-name="Text_20_body">5. Босс — танк</text:p>
      <text:list xml:id="list5440215913541160259" text:style-name="L28">
        <text:list-item>
          <text:p text:style-name="P22">Две «фазы» боя:</text:p>
          <text:p text:style-name="P22">1) побег - «раннер». Нужно уворачиваться от препятствий и выстрелов, убегая от танка в течении некоторого времени.</text:p>
          <text:p text:style-name="P22">2) бой — обычный геймплей. Танк застрял в стене и нужно его бить, уворачиваясь от выстрелов и отбиваясь от врагов. </text:p>
        </text:list-item>
        <text:list-item>
          <text:p text:style-name="P22">Атаки во время «раннера»:</text:p>
          <text:p text:style-name="P22">1) выстрел ракетой. Ракета летит по прямой траектории. Попадание наносит урон и оглушает.</text:p>
          <text:p text:style-name="P22">2) сбросить обломки — бросает обломки на пути игрока.</text:p>
        </text:list-item>
        <text:list-item>
          <text:p text:style-name="P22">Атаки во время боя:</text:p>
          <text:p text:style-name="P43">1) обстрел — стреляет по области медленно летящими ракетами. Наносит урон всем юнитам.</text:p>
          <text:p text:style-name="P43">2) отталкивание — отталкивает от себя игрока, спавнит разрушаемые препятствия</text:p>
          <text:p text:style-name="P43">3) призыв помощи — призывает группу юнитов себе на помощь.</text:p>
        </text:list-item>
      </text:list>
      <text:h text:style-name="Heading_20_1" text:outline-level="1">Интерфейс</text:h>
      <text:p text:style-name="Text_20_body"/>
      <text:p text:style-name="Text_20_body">1. Панель игрока</text:p>
      <text:list xml:id="list1603681723107780809" text:style-name="L29">
        <text:list-item>
          <text:p text:style-name="P15">Информация о текущем состоянии статов игрока</text:p>
        </text:list-item>
        <text:list-item>
          <text:p text:style-name="P15">Информация о количестве зарядов оружий и способностей игрока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OpenSymbol" svg:font-family="Open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16T12:41:47.525000000</meta:creation-date>
    <dc:date>2024-09-26T15:51:03.90</dc:date>
    <meta:editing-duration>P1DT5H27M8S</meta:editing-duration>
    <meta:editing-cycles>27</meta:editing-cycles>
    <meta:generator>OpenOffice/4.1.15$Win32 OpenOffice.org_project/4115m2$Build-9813</meta:generator>
    <dc:creator>Евгений Чкалин</dc:creator>
    <meta:document-statistic meta:table-count="0" meta:image-count="0" meta:object-count="0" meta:page-count="5" meta:paragraph-count="129" meta:word-count="752" meta:character-count="4811"/>
  </office:meta>
</office:document-meta>
</file>